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8.45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4-GM2109267-TWE-M-EGG4_markdup.bam</text:p>
          </table:table-cell>
          <table:table-cell office:value-type="float" office:value="3523.66666666667" calcext:value-type="float">
            <text:p>3523.66666666667</text:p>
          </table:table-cell>
          <table:table-cell office:value-type="float" office:value="3155.8" calcext:value-type="float">
            <text:p>3155.8</text:p>
          </table:table-cell>
          <table:table-cell office:value-type="float" office:value="3710.8" calcext:value-type="float">
            <text:p>3710.8</text:p>
          </table:table-cell>
          <table:table-cell office:value-type="string" calcext:value-type="string">
            <text:p>M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5-GM2109033-TWE-F-EGG4_markdup.bam</text:p>
          </table:table-cell>
          <table:table-cell office:value-type="float" office:value="5124.73333333333" calcext:value-type="float">
            <text:p>5124.73333333333</text:p>
          </table:table-cell>
          <table:table-cell office:value-type="float" office:value="4988.5" calcext:value-type="float">
            <text:p>4988.5</text:p>
          </table:table-cell>
          <table:table-cell office:value-type="float" office:value="5231.9" calcext:value-type="float">
            <text:p>5231.9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/>
          <table:table-cell table:formula="of:=RSQ([.C2:.C31];[.G2:.G31])" office:value-type="float" office:value="0.00103674410702259" calcext:value-type="float">
            <text:p>0.0010367441070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9-GM2100533-TWE-M-EGG4_markdup.bam</text:p>
          </table:table-cell>
          <table:table-cell office:value-type="float" office:value="13760.5" calcext:value-type="float">
            <text:p>13760.5</text:p>
          </table:table-cell>
          <table:table-cell office:value-type="float" office:value="11993.1" calcext:value-type="float">
            <text:p>11993.1</text:p>
          </table:table-cell>
          <table:table-cell office:value-type="float" office:value="14738.4" calcext:value-type="float">
            <text:p>14738.4</text:p>
          </table:table-cell>
          <table:table-cell office:value-type="string" calcext:value-type="string">
            <text:p>M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8-GM2109363-TWE-F-EGG4_markdup.bam</text:p>
          </table:table-cell>
          <table:table-cell office:value-type="float" office:value="6053.43333333333" calcext:value-type="float">
            <text:p>6053.43333333333</text:p>
          </table:table-cell>
          <table:table-cell office:value-type="float" office:value="5810.7" calcext:value-type="float">
            <text:p>5810.7</text:p>
          </table:table-cell>
          <table:table-cell office:value-type="float" office:value="6325.9" calcext:value-type="float">
            <text:p>6325.9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9-GM2109362-TWE-M-EGG4_markdup.bam</text:p>
          </table:table-cell>
          <table:table-cell office:value-type="float" office:value="2981.9" calcext:value-type="float">
            <text:p>2981.9</text:p>
          </table:table-cell>
          <table:table-cell office:value-type="float" office:value="2911.5" calcext:value-type="float">
            <text:p>2911.5</text:p>
          </table:table-cell>
          <table:table-cell office:value-type="float" office:value="3073.8" calcext:value-type="float">
            <text:p>3073.8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/>
          <table:table-cell table:formula="of:=CORREL([.C2:.C31];[.G2:.G31])" office:value-type="float" office:value="0.0321985109441817" calcext:value-type="float">
            <text:p>0.0321985109441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00-GM2109050-TWE-F-EGG4_markdup.bam</text:p>
          </table:table-cell>
          <table:table-cell office:value-type="float" office:value="1614.3" calcext:value-type="float">
            <text:p>1614.3</text:p>
          </table:table-cell>
          <table:table-cell office:value-type="float" office:value="1520.9" calcext:value-type="float">
            <text:p>1520.9</text:p>
          </table:table-cell>
          <table:table-cell office:value-type="float" office:value="1701.4" calcext:value-type="float">
            <text:p>1701.4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/>
          <table:table-cell table:formula="of:=CORREL([.C32:.C62];[.G32:.G6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0-gm2109742-TWE-F-EGG4_markdup.bam</text:p>
          </table:table-cell>
          <table:table-cell office:value-type="float" office:value="1984.2" calcext:value-type="float">
            <text:p>1984.2</text:p>
          </table:table-cell>
          <table:table-cell office:value-type="float" office:value="1978.3" calcext:value-type="float">
            <text:p>1978.3</text:p>
          </table:table-cell>
          <table:table-cell office:value-type="float" office:value="1994.6" calcext:value-type="float">
            <text:p>1994.6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1-GM21097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2-GM210981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4-GM210981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5-GM2109834-TWE-F-EGG4_markdup.bam</text:p>
          </table:table-cell>
          <table:table-cell office:value-type="float" office:value="3487.73333333333" calcext:value-type="float">
            <text:p>3487.73333333333</text:p>
          </table:table-cell>
          <table:table-cell office:value-type="float" office:value="3443.1" calcext:value-type="float">
            <text:p>3443.1</text:p>
          </table:table-cell>
          <table:table-cell office:value-type="float" office:value="3552.9" calcext:value-type="float">
            <text:p>3552.9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6-GM2109852-TWE-M-EGG4_markdup.bam</text:p>
          </table:table-cell>
          <table:table-cell office:value-type="float" office:value="2575.53333333333" calcext:value-type="float">
            <text:p>2575.53333333333</text:p>
          </table:table-cell>
          <table:table-cell office:value-type="float" office:value="2409.9" calcext:value-type="float">
            <text:p>2409.9</text:p>
          </table:table-cell>
          <table:table-cell office:value-type="float" office:value="2683.9" calcext:value-type="float">
            <text:p>2683.9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7-GM2109843-TWE-F-EGG4_markdup.bam</text:p>
          </table:table-cell>
          <table:table-cell office:value-type="float" office:value="1902.3" calcext:value-type="float">
            <text:p>1902.3</text:p>
          </table:table-cell>
          <table:table-cell office:value-type="float" office:value="1816.4" calcext:value-type="float">
            <text:p>1816.4</text:p>
          </table:table-cell>
          <table:table-cell office:value-type="float" office:value="2014.8" calcext:value-type="float">
            <text:p>2014.8</text:p>
          </table:table-cell>
          <table:table-cell office:value-type="string" calcext:value-type="string">
            <text:p>F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8-GM2109833-TWE-F-EGG4_markdup.bam</text:p>
          </table:table-cell>
          <table:table-cell office:value-type="float" office:value="1680.1" calcext:value-type="float">
            <text:p>1680.1</text:p>
          </table:table-cell>
          <table:table-cell office:value-type="float" office:value="1538.7" calcext:value-type="float">
            <text:p>1538.7</text:p>
          </table:table-cell>
          <table:table-cell office:value-type="float" office:value="1792.9" calcext:value-type="float">
            <text:p>1792.9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1-GM2109830-TWE-F-EGG4_markdup.bam</text:p>
          </table:table-cell>
          <table:table-cell office:value-type="float" office:value="1522.56666666667" calcext:value-type="float">
            <text:p>1522.56666666667</text:p>
          </table:table-cell>
          <table:table-cell office:value-type="float" office:value="1481.2" calcext:value-type="float">
            <text:p>1481.2</text:p>
          </table:table-cell>
          <table:table-cell office:value-type="float" office:value="1572.1" calcext:value-type="float">
            <text:p>1572.1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2-GM2109842-TWE-M-EGG4_markdup.bam</text:p>
          </table:table-cell>
          <table:table-cell office:value-type="float" office:value="15522.6666666667" calcext:value-type="float">
            <text:p>15522.6666666667</text:p>
          </table:table-cell>
          <table:table-cell office:value-type="float" office:value="12837.9" calcext:value-type="float">
            <text:p>12837.9</text:p>
          </table:table-cell>
          <table:table-cell office:value-type="float" office:value="16962.2" calcext:value-type="float">
            <text:p>16962.2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3-GM2109835-TWE-F-EGG4_markdup.bam</text:p>
          </table:table-cell>
          <table:table-cell office:value-type="float" office:value="3422.6" calcext:value-type="float">
            <text:p>3422.6</text:p>
          </table:table-cell>
          <table:table-cell office:value-type="float" office:value="3308.8" calcext:value-type="float">
            <text:p>3308.8</text:p>
          </table:table-cell>
          <table:table-cell office:value-type="float" office:value="3500.9" calcext:value-type="float">
            <text:p>3500.9</text:p>
          </table:table-cell>
          <table:table-cell office:value-type="string" calcext:value-type="string">
            <text:p>F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9-GM2109741-TWE-M-EGG4_markdup.bam</text:p>
          </table:table-cell>
          <table:table-cell office:value-type="float" office:value="3317.86666666667" calcext:value-type="float">
            <text:p>3317.86666666667</text:p>
          </table:table-cell>
          <table:table-cell office:value-type="float" office:value="3268.2" calcext:value-type="float">
            <text:p>3268.2</text:p>
          </table:table-cell>
          <table:table-cell office:value-type="float" office:value="3365.2" calcext:value-type="float">
            <text:p>3365.2</text:p>
          </table:table-cell>
          <table:table-cell office:value-type="string" calcext:value-type="string">
            <text:p>M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97-GM2109827-TWE-F-EGG4_markdup.bam</text:p>
          </table:table-cell>
          <table:table-cell office:value-type="float" office:value="2090.73333333333" calcext:value-type="float">
            <text:p>2090.73333333333</text:p>
          </table:table-cell>
          <table:table-cell office:value-type="float" office:value="1932.3" calcext:value-type="float">
            <text:p>1932.3</text:p>
          </table:table-cell>
          <table:table-cell office:value-type="float" office:value="2224.8" calcext:value-type="float">
            <text:p>2224.8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07-GM2109731-TWE-M-EGG4_markdup.bam</text:p>
          </table:table-cell>
          <table:table-cell office:value-type="float" office:value="2643.13333333333" calcext:value-type="float">
            <text:p>2643.13333333333</text:p>
          </table:table-cell>
          <table:table-cell office:value-type="float" office:value="2524.9" calcext:value-type="float">
            <text:p>2524.9</text:p>
          </table:table-cell>
          <table:table-cell office:value-type="float" office:value="2868.9" calcext:value-type="float">
            <text:p>2868.9</text:p>
          </table:table-cell>
          <table:table-cell office:value-type="string" calcext:value-type="string">
            <text:p>M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1-GM2110059-TWE-M-EGG4_markdup.bam</text:p>
          </table:table-cell>
          <table:table-cell office:value-type="float" office:value="5769.63333333333" calcext:value-type="float">
            <text:p>5769.63333333333</text:p>
          </table:table-cell>
          <table:table-cell office:value-type="float" office:value="5235.5" calcext:value-type="float">
            <text:p>5235.5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5-GM2110040-TWE-M-EGG4_markdup.bam</text:p>
          </table:table-cell>
          <table:table-cell office:value-type="float" office:value="1964.2" calcext:value-type="float">
            <text:p>1964.2</text:p>
          </table:table-cell>
          <table:table-cell office:value-type="float" office:value="1940.3" calcext:value-type="float">
            <text:p>1940.3</text:p>
          </table:table-cell>
          <table:table-cell office:value-type="float" office:value="2002.4" calcext:value-type="float">
            <text:p>2002.4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6-GM211004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5-GM2109785-TWE-M-EGG4_markdup.bam</text:p>
          </table:table-cell>
          <table:table-cell office:value-type="float" office:value="2080.36666666667" calcext:value-type="float">
            <text:p>2080.36666666667</text:p>
          </table:table-cell>
          <table:table-cell office:value-type="float" office:value="1655.4" calcext:value-type="float">
            <text:p>1655.4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M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9-GM21100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0-GM2110060-TWE-F-EGG4_markdup.bam</text:p>
          </table:table-cell>
          <table:table-cell office:value-type="float" office:value="3174.8" calcext:value-type="float">
            <text:p>3174.8</text:p>
          </table:table-cell>
          <table:table-cell office:value-type="float" office:value="3074.4" calcext:value-type="float">
            <text:p>3074.4</text:p>
          </table:table-cell>
          <table:table-cell office:value-type="float" office:value="3285.9" calcext:value-type="float">
            <text:p>3285.9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4-GM2109638-TWE-F-EGG4_markdup.bam</text:p>
          </table:table-cell>
          <table:table-cell office:value-type="float" office:value="2261.4" calcext:value-type="float">
            <text:p>2261.4</text:p>
          </table:table-cell>
          <table:table-cell office:value-type="float" office:value="2176.9" calcext:value-type="float">
            <text:p>2176.9</text:p>
          </table:table-cell>
          <table:table-cell office:value-type="float" office:value="2387.8" calcext:value-type="float">
            <text:p>2387.8</text:p>
          </table:table-cell>
          <table:table-cell office:value-type="string" calcext:value-type="string">
            <text:p>F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0-GM2108685-TWE-F-EGG4_markdup.bam</text:p>
          </table:table-cell>
          <table:table-cell office:value-type="float" office:value="3014.1" calcext:value-type="float">
            <text:p>3014.1</text:p>
          </table:table-cell>
          <table:table-cell office:value-type="float" office:value="2893.9" calcext:value-type="float">
            <text:p>2893.9</text:p>
          </table:table-cell>
          <table:table-cell office:value-type="float" office:value="3113.2" calcext:value-type="float">
            <text:p>3113.2</text:p>
          </table:table-cell>
          <table:table-cell office:value-type="string" calcext:value-type="string">
            <text:p>F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48-GM211035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996-GM2113330-TWE-M-EGG4_markdup.bam</text:p>
          </table:table-cell>
          <table:table-cell office:value-type="float" office:value="2786" calcext:value-type="float">
            <text:p>2786</text:p>
          </table:table-cell>
          <table:table-cell office:value-type="float" office:value="2710" calcext:value-type="float">
            <text:p>2710</text:p>
          </table:table-cell>
          <table:table-cell office:value-type="float" office:value="2933.1" calcext:value-type="float">
            <text:p>2933.1</text:p>
          </table:table-cell>
          <table:table-cell office:value-type="string" calcext:value-type="string">
            <text:p>M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4-GM21092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5-GM210903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9-GM210053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8-GM210936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9-GM210936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00-GM210905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0-gm210974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1-GM21097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2-GM210981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4-GM210981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5-GM210983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6-GM210985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7-GM210984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8-GM210983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1-GM210983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2-GM210984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3-GM210983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9-GM210974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97-GM210982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07-GM210973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1-GM211005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5-GM211004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6-GM211004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5-GM210978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9-GM21100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0-GM211006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4-GM210963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0-GM210868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48-GM211035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996-GM211333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633-GM210834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04:25.704504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1:42:03.083989847</dc:date>
    <meta:editing-duration>PT1H44M18S</meta:editing-duration>
    <meta:editing-cycles>2</meta:editing-cycles>
    <meta:generator>LibreOffice/6.4.7.2$Linux_X86_64 LibreOffice_project/40$Build-2</meta:generator>
    <meta:document-statistic meta:table-count="1" meta:cell-count="439" meta:object-count="0"/>
  </office:meta>
</office:document-meta>
</file>